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text>
      <text:p text:style-name="Title">Sample ODT Document with URLs</text:p>
      <text:p/>
      <text:p>This is a test ODT document containing various URLs.</text:p>
      <text:p/>
      <text:p>YouTube Videos:</text:p>
      <text:p>https://www.youtube.com/watch?v=jNQXAC9IVRw</text:p>
      <text:p>https://youtu.be/dQw4w9WgXcQ</text:p>
      <text:p/>
      <text:p>Greek Music Channel:</text:p>
      <text:p>https://www.youtube.com/@GreekMusicChannel/videos</text:p>
      <text:p/>
      <text:p>Documentation and Resources:</text:p>
      <text:p>- Python documentation: https://docs.python.org/3/</text:p>
      <text:p>- yt-dlp GitHub: https://github.com/yt-dlp/yt-dlp</text:p>
      <text:p>- ODF Toolkit: https://odfpy.readthedocs.io/en/latest/</text:p>
      <text:p/>
      <text:p>Multiple URLs in one paragraph: Check out https://www.example.com and also visit https://test.example.org for more info.</text:p>
      <text:p/>
      <text:p>Some URLs with paths:</text:p>
      <text:p>https://en.wikipedia.org/wiki/OpenDocument</text:p>
      <text:p>http://www.w3.org/TR/NOTE-datetime</text:p>
      <text:p/>
      <text:p>End of document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styles>
    <style:style style:name="Title" style:family="paragraph" style:display-name="Title">
      <style:paragraph-properties fo:text-align="center"/>
      <style:text-properties fo:font-size="18pt"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